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cricStats">
      <style:table-properties table:display="true" style:writing-mode="lr-tb"/>
    </style:style>
    <style:style style:name="ta2" style:family="table" style:master-page-name="PageStyle_5f_BatArchives">
      <style:table-properties table:display="true" style:writing-mode="lr-tb"/>
    </style:style>
    <style:style style:name="ta3" style:family="table" style:master-page-name="PageStyle_5f_BowlArchiv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icSta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/R</text:p>
          </table:table-cell>
          <table:table-cell office:value-type="string" calcext:value-type="string">
            <text:p>Overs</text:p>
          </table:table-cell>
          <table:table-cell office:value-type="string" calcext:value-type="string">
            <text:p>Runs given</text:p>
          </table:table-cell>
          <table:table-cell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Batsman_Score</text:p>
          </table:table-cell>
          <table:table-cell office:value-type="string" calcext:value-type="string">
            <text:p>Bowler_Score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676" calcext:value-type="float">
            <text:p>676</text:p>
          </table:table-cell>
          <table:table-cell office:value-type="float" office:value="732" calcext:value-type="float">
            <text:p>732</text:p>
          </table:table-cell>
          <table:table-cell office:value-type="float" office:value="92.3497267759563" calcext:value-type="float">
            <text:p>92.3497267759563</text:p>
          </table:table-cell>
          <table:table-cell office:value-type="string" calcext:value-type="string">
            <text:p>132.3</text:p>
          </table:table-cell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5.58490566037736" calcext:value-type="float">
            <text:p>5.58490566037736</text:p>
          </table:table-cell>
          <table:table-cell office:value-type="float" office:value="624.284153005464" calcext:value-type="float">
            <text:p>624.284153005464</text:p>
          </table:table-cell>
          <table:table-cell office:value-type="float" office:value="412.540540540541" calcext:value-type="float">
            <text:p>412.540540540541</text:p>
          </table:table-cell>
          <table:table-cell office:value-type="float" office:value="1036.82469354601" calcext:value-type="float">
            <text:p>1036.824693546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536" calcext:value-type="float">
            <text:p>536</text:p>
          </table:table-cell>
          <table:table-cell office:value-type="float" office:value="777" calcext:value-type="float">
            <text:p>777</text:p>
          </table:table-cell>
          <table:table-cell office:value-type="float" office:value="68.983268983269" calcext:value-type="float">
            <text:p>68.983268983269</text:p>
          </table:table-cell>
          <table:table-cell office:value-type="string" calcext:value-type="string">
            <text:p>132.4</text:p>
          </table:table-cell>
          <table:table-cell office:value-type="float" office:value="762" calcext:value-type="float">
            <text:p>762</text:p>
          </table:table-cell>
          <table:table-cell office:value-type="float" office:value="75" calcext:value-type="float">
            <text:p>75</text:p>
          </table:table-cell>
          <table:table-cell office:value-type="float" office:value="5.74371859296482" calcext:value-type="float">
            <text:p>5.74371859296482</text:p>
          </table:table-cell>
          <table:table-cell office:value-type="float" office:value="369.750321750322" calcext:value-type="float">
            <text:p>369.750321750322</text:p>
          </table:table-cell>
          <table:table-cell office:value-type="float" office:value="470.07874015748" calcext:value-type="float">
            <text:p>470.07874015748</text:p>
          </table:table-cell>
          <table:table-cell office:value-type="float" office:value="839.829061907802" calcext:value-type="float">
            <text:p>839.8290619078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695" calcext:value-type="float">
            <text:p>695</text:p>
          </table:table-cell>
          <table:table-cell office:value-type="float" office:value="870" calcext:value-type="float">
            <text:p>870</text:p>
          </table:table-cell>
          <table:table-cell office:value-type="float" office:value="79.8850574712644" calcext:value-type="float">
            <text:p>79.8850574712644</text:p>
          </table:table-cell>
          <table:table-cell office:value-type="string" calcext:value-type="string">
            <text:p>134.0</text:p>
          </table:table-cell>
          <table:table-cell office:value-type="float" office:value="783" calcext:value-type="float">
            <text:p>783</text:p>
          </table:table-cell>
          <table:table-cell office:value-type="float" office:value="78" calcext:value-type="float">
            <text:p>78</text:p>
          </table:table-cell>
          <table:table-cell office:value-type="float" office:value="5.84328358208955" calcext:value-type="float">
            <text:p>5.84328358208955</text:p>
          </table:table-cell>
          <table:table-cell office:value-type="float" office:value="555.201149425287" calcext:value-type="float">
            <text:p>555.201149425287</text:p>
          </table:table-cell>
          <table:table-cell office:value-type="float" office:value="480.551724137931" calcext:value-type="float">
            <text:p>480.551724137931</text:p>
          </table:table-cell>
          <table:table-cell office:value-type="float" office:value="1035.75287356322" calcext:value-type="float">
            <text:p>1035.75287356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530" calcext:value-type="float">
            <text:p>530</text:p>
          </table:table-cell>
          <table:table-cell office:value-type="float" office:value="811" calcext:value-type="float">
            <text:p>811</text:p>
          </table:table-cell>
          <table:table-cell office:value-type="float" office:value="65.3514180024661" calcext:value-type="float">
            <text:p>65.3514180024661</text:p>
          </table:table-cell>
          <table:table-cell office:value-type="string" calcext:value-type="string">
            <text:p>134.4</text:p>
          </table:table-cell>
          <table:table-cell office:value-type="float" office:value="752" calcext:value-type="float">
            <text:p>752</text:p>
          </table:table-cell>
          <table:table-cell office:value-type="float" office:value="69" calcext:value-type="float">
            <text:p>69</text:p>
          </table:table-cell>
          <table:table-cell office:value-type="float" office:value="5.58415841584158" calcext:value-type="float">
            <text:p>5.58415841584158</text:p>
          </table:table-cell>
          <table:table-cell office:value-type="float" office:value="346.36251541307" calcext:value-type="float">
            <text:p>346.36251541307</text:p>
          </table:table-cell>
          <table:table-cell office:value-type="float" office:value="444.829787234043" calcext:value-type="float">
            <text:p>444.829787234043</text:p>
          </table:table-cell>
          <table:table-cell office:value-type="float" office:value="791.192302647113" calcext:value-type="float">
            <text:p>791.19230264711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739" calcext:value-type="float">
            <text:p>739</text:p>
          </table:table-cell>
          <table:table-cell office:value-type="float" office:value="807" calcext:value-type="float">
            <text:p>807</text:p>
          </table:table-cell>
          <table:table-cell office:value-type="float" office:value="91.5737298636927" calcext:value-type="float">
            <text:p>91.5737298636927</text:p>
          </table:table-cell>
          <table:table-cell office:value-type="float" office:value="148" calcext:value-type="float">
            <text:p>148</text:p>
          </table:table-cell>
          <table:table-cell office:value-type="float" office:value="800" calcext:value-type="float">
            <text:p>800</text:p>
          </table:table-cell>
          <table:table-cell office:value-type="float" office:value="66" calcext:value-type="float">
            <text:p>66</text:p>
          </table:table-cell>
          <table:table-cell office:value-type="float" office:value="5.4054054054054" calcext:value-type="float">
            <text:p>5.4054054054054</text:p>
          </table:table-cell>
          <table:table-cell office:value-type="float" office:value="676.729863692689" calcext:value-type="float">
            <text:p>676.729863692689</text:p>
          </table:table-cell>
          <table:table-cell table:style-name="ce1" office:value-type="float" office:value="439.56" calcext:value-type="float">
            <text:p>439.56</text:p>
          </table:table-cell>
          <table:table-cell office:value-type="float" office:value="1116.28986369269" calcext:value-type="float">
            <text:p>1116.28986369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602" calcext:value-type="float">
            <text:p>602</text:p>
          </table:table-cell>
          <table:table-cell office:value-type="float" office:value="907" calcext:value-type="float">
            <text:p>907</text:p>
          </table:table-cell>
          <table:table-cell office:value-type="float" office:value="66.3726571113561" calcext:value-type="float">
            <text:p>66.3726571113561</text:p>
          </table:table-cell>
          <table:table-cell office:value-type="float" office:value="146.3" calcext:value-type="float">
            <text:p>146.3</text:p>
          </table:table-cell>
          <table:table-cell office:value-type="float" office:value="815" calcext:value-type="float">
            <text:p>815</text:p>
          </table:table-cell>
          <table:table-cell office:value-type="float" office:value="83" calcext:value-type="float">
            <text:p>83</text:p>
          </table:table-cell>
          <table:table-cell office:value-type="float" office:value="5.60137457044674" calcext:value-type="float">
            <text:p>5.60137457044674</text:p>
          </table:table-cell>
          <table:table-cell office:value-type="float" office:value="399.563395810364" calcext:value-type="float">
            <text:p>399.563395810364</text:p>
          </table:table-cell>
          <table:table-cell table:style-name="ce1" office:value-type="float" office:value="533.440490797546" calcext:value-type="float">
            <text:p>533.440490797546</text:p>
          </table:table-cell>
          <table:table-cell office:value-type="float" office:value="933.00388660791" calcext:value-type="float">
            <text:p>933.003886607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741" calcext:value-type="float">
            <text:p>741</text:p>
          </table:table-cell>
          <table:table-cell office:value-type="float" office:value="933" calcext:value-type="float">
            <text:p>933</text:p>
          </table:table-cell>
          <table:table-cell office:value-type="float" office:value="79.4212218649518" calcext:value-type="float">
            <text:p>79.4212218649518</text:p>
          </table:table-cell>
          <table:table-cell office:value-type="float" office:value="149.3" calcext:value-type="float">
            <text:p>149.3</text:p>
          </table:table-cell>
          <table:table-cell office:value-type="float" office:value="858" calcext:value-type="float">
            <text:p>858</text:p>
          </table:table-cell>
          <table:table-cell office:value-type="float" office:value="86" calcext:value-type="float">
            <text:p>86</text:p>
          </table:table-cell>
          <table:table-cell office:value-type="float" office:value="5.77777777777778" calcext:value-type="float">
            <text:p>5.77777777777778</text:p>
          </table:table-cell>
          <table:table-cell office:value-type="float" office:value="588.511254019293" calcext:value-type="float">
            <text:p>588.511254019293</text:p>
          </table:table-cell>
          <table:table-cell table:style-name="ce1" office:value-type="float" office:value="535.846153846154" calcext:value-type="float">
            <text:p>535.846153846154</text:p>
          </table:table-cell>
          <table:table-cell office:value-type="float" office:value="1124.35740786545" calcext:value-type="float">
            <text:p>1124.357407865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575" calcext:value-type="float">
            <text:p>575</text:p>
          </table:table-cell>
          <table:table-cell office:value-type="float" office:value="900" calcext:value-type="float">
            <text:p>900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151.2" calcext:value-type="float">
            <text:p>151.2</text:p>
          </table:table-cell>
          <table:table-cell office:value-type="float" office:value="837" calcext:value-type="float">
            <text:p>837</text:p>
          </table:table-cell>
          <table:table-cell office:value-type="float" office:value="77" calcext:value-type="float">
            <text:p>77</text:p>
          </table:table-cell>
          <table:table-cell office:value-type="float" office:value="5.53083700440529" calcext:value-type="float">
            <text:p>5.53083700440529</text:p>
          </table:table-cell>
          <table:table-cell office:value-type="float" office:value="367.361111111111" calcext:value-type="float">
            <text:p>367.361111111111</text:p>
          </table:table-cell>
          <table:table-cell table:style-name="ce1" office:value-type="float" office:value="501.189964157706" calcext:value-type="float">
            <text:p>501.189964157706</text:p>
          </table:table-cell>
          <table:table-cell office:value-type="float" office:value="868.551075268817" calcext:value-type="float">
            <text:p>868.551075268817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Archives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3" office:value-type="string" calcext:value-type="string">
            <text:p>DJ</text:p>
          </table:table-cell>
          <table:table-cell table:number-columns-repeated="3" office:value-type="string" calcext:value-type="string">
            <text:p>DC</text:p>
          </table:table-cell>
          <table:table-cell table:number-columns-repeated="3" office:value-type="string" calcext:value-type="string">
            <text:p>HK</text:p>
          </table:table-cell>
          <table:table-cell table:number-columns-repeated="3" office:value-type="string" calcext:value-type="string">
            <text:p>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Rat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.5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.4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.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.0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1.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.0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.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.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.3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.6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0.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.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5.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" calcext:value-type="float">
            <text:p>66.6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.56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.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SUM([.A3:.A10])" office:value-type="float" office:value="63" calcext:value-type="float">
            <text:p>63</text:p>
          </table:table-cell>
          <table:table-cell table:formula="of:=SUM([.B3:.B10])" office:value-type="float" office:value="75" calcext:value-type="float">
            <text:p>75</text:p>
          </table:table-cell>
          <table:table-cell table:formula="of:=[.A11]*100/[.B11]" office:value-type="float" office:value="84" calcext:value-type="float">
            <text:p>84</text:p>
          </table:table-cell>
          <table:table-cell table:formula="of:=SUM([.D3:.D10])" office:value-type="float" office:value="45" calcext:value-type="float">
            <text:p>45</text:p>
          </table:table-cell>
          <table:table-cell table:formula="of:=SUM([.E3:.E10])" office:value-type="float" office:value="89" calcext:value-type="float">
            <text:p>89</text:p>
          </table:table-cell>
          <table:table-cell table:formula="of:=[.D11]*100/[.E11]" office:value-type="float" office:value="50.561797752809" calcext:value-type="float">
            <text:p>50.561797752809</text:p>
          </table:table-cell>
          <table:table-cell table:formula="of:=SUM([.G3:.G10])" office:value-type="float" office:value="46" calcext:value-type="float">
            <text:p>46</text:p>
          </table:table-cell>
          <table:table-cell table:formula="of:=SUM([.H3:.H10])" office:value-type="float" office:value="63" calcext:value-type="float">
            <text:p>63</text:p>
          </table:table-cell>
          <table:table-cell table:formula="of:=[.G11]*100/[.H11]" office:value-type="float" office:value="73.015873015873" calcext:value-type="float">
            <text:p>73.015873015873</text:p>
          </table:table-cell>
          <table:table-cell table:formula="of:=SUM([.J3:.J10])" office:value-type="float" office:value="66" calcext:value-type="float">
            <text:p>66</text:p>
          </table:table-cell>
          <table:table-cell table:formula="of:=SUM([.K3:.K10])" office:value-type="float" office:value="130" calcext:value-type="float">
            <text:p>130</text:p>
          </table:table-cell>
          <table:table-cell table:formula="of:=[.J11]*100/[.K11]" office:value-type="float" office:value="50.7692307692308" calcext:value-type="float">
            <text:p>50.7692307692308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wlArchive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/>
          <table:table-cell office:value-type="string" calcext:value-type="string">
            <text:p>Overs</text:p>
          </table:table-cell>
          <table:table-cell office:value-type="string" calcext:value-type="string">
            <text:p>OverntsI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5" calcext:value-type="float">
            <text:p>5</text:p>
          </table:table-cell>
          <table:table-cell table:formula="of:=INT([.B2])" office:value-type="float" office:value="5" calcext:value-type="float">
            <text:p>5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C2]*6+([.D2]*10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4.3" calcext:value-type="float">
            <text:p>4.3</text:p>
          </table:table-cell>
          <table:table-cell table:formula="of:=INT([.B3])" office:value-type="float" office:value="4" calcext:value-type="float">
            <text:p>4</text:p>
          </table:table-cell>
          <table:table-cell table:formula="of:=[.B3]-[.C3]" office:value-type="float" office:value="0.3" calcext:value-type="float">
            <text:p>0.3</text:p>
          </table:table-cell>
          <table:table-cell table:formula="of:=[.C3]*6+([.D3]*10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6" calcext:value-type="float">
            <text:p>6</text:p>
          </table:table-cell>
          <table:table-cell table:formula="of:=INT([.B4])" office:value-type="float" office:value="6" calcext:value-type="float">
            <text:p>6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C4]*6+([.D4]*10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office:value-type="float" office:value="0" calcext:value-type="float">
            <text:p>0</text:p>
          </table:table-cell>
          <table:table-cell table:formula="of:=INT([.B5])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[.C5]*6+([.D5]*1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4.1" calcext:value-type="float">
            <text:p>4.1</text:p>
          </table:table-cell>
          <table:table-cell table:formula="of:=INT([.B6])" office:value-type="float" office:value="4" calcext:value-type="float">
            <text:p>4</text:p>
          </table:table-cell>
          <table:table-cell table:formula="of:=[.B6]-[.C6]" office:value-type="float" office:value="0.0999999999999996" calcext:value-type="float">
            <text:p>0.1</text:p>
          </table:table-cell>
          <table:table-cell table:formula="of:=[.C6]*6+([.D6]*10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5.2" calcext:value-type="float">
            <text:p>5.2</text:p>
          </table:table-cell>
          <table:table-cell table:formula="of:=INT([.B7])" office:value-type="float" office:value="5" calcext:value-type="float">
            <text:p>5</text:p>
          </table:table-cell>
          <table:table-cell table:formula="of:=[.B7]-[.C7]" office:value-type="float" office:value="0.2" calcext:value-type="float">
            <text:p>0.2</text:p>
          </table:table-cell>
          <table:table-cell table:formula="of:=[.C7]*6+([.D7]*10)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3" calcext:value-type="float">
            <text:p>3</text:p>
          </table:table-cell>
          <table:table-cell table:formula="of:=INT([.B8])" office:value-type="float" office:value="3" calcext:value-type="float">
            <text:p>3</text:p>
          </table:table-cell>
          <table:table-cell table:formula="of:=[.B8]-[.C8]" office:value-type="float" office:value="0" calcext:value-type="float">
            <text:p>0</text:p>
          </table:table-cell>
          <table:table-cell table:formula="of:=[.C8]*6+([.D8]*10)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K</text:p>
          </table:table-cell>
          <table:table-cell office:value-type="float" office:value="2" calcext:value-type="float">
            <text:p>2</text:p>
          </table:table-cell>
          <table:table-cell table:formula="of:=INT([.B9])" office:value-type="float" office:value="2" calcext:value-type="float">
            <text:p>2</text:p>
          </table:table-cell>
          <table:table-cell table:formula="of:=[.B9]-[.C9]" office:value-type="float" office:value="0" calcext:value-type="float">
            <text:p>0</text:p>
          </table:table-cell>
          <table:table-cell table:formula="of:=[.C9]*6+([.D9]*1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table:formula="of:=INT([.B10])" office:value-type="float" office:value="4" calcext:value-type="float">
            <text:p>4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[.C10]*6+([.D10]*10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INT([.B11])" office:value-type="float" office:value="5" calcext:value-type="float">
            <text:p>5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C11]*6+([.D11]*10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2.3" calcext:value-type="float">
            <text:p>2.3</text:p>
          </table:table-cell>
          <table:table-cell table:formula="of:=INT([.B12])" office:value-type="float" office:value="2" calcext:value-type="float">
            <text:p>2</text:p>
          </table:table-cell>
          <table:table-cell table:formula="of:=[.B12]-[.C12]" office:value-type="float" office:value="0.3" calcext:value-type="float">
            <text:p>0.3</text:p>
          </table:table-cell>
          <table:table-cell table:formula="of:=[.C12]*6+([.D12]*10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.2" calcext:value-type="float">
            <text:p>1.2</text:p>
          </table:table-cell>
          <table:table-cell table:formula="of:=INT([.B13])" office:value-type="float" office:value="1" calcext:value-type="float">
            <text:p>1</text:p>
          </table:table-cell>
          <table:table-cell table:formula="of:=[.B13]-[.C13]" office:value-type="float" office:value="0.2" calcext:value-type="float">
            <text:p>0.2</text:p>
          </table:table-cell>
          <table:table-cell table:formula="of:=[.C13]*6+([.D13]*1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5.4" calcext:value-type="float">
            <text:p>5.4</text:p>
          </table:table-cell>
          <table:table-cell table:formula="of:=INT([.B14])" office:value-type="float" office:value="5" calcext:value-type="float">
            <text:p>5</text:p>
          </table:table-cell>
          <table:table-cell table:formula="of:=[.B14]-[.C14]" office:value-type="float" office:value="0.4" calcext:value-type="float">
            <text:p>0.4</text:p>
          </table:table-cell>
          <table:table-cell table:formula="of:=[.C14]*6+([.D14]*10)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formula="of:=INT([.B15])" office:value-type="float" office:value="5" calcext:value-type="float">
            <text:p>5</text:p>
          </table:table-cell>
          <table:table-cell table:formula="of:=[.B15]-[.C15]" office:value-type="float" office:value="0" calcext:value-type="float">
            <text:p>0</text:p>
          </table:table-cell>
          <table:table-cell table:formula="of:=[.C15]*6+([.D15]*10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table:formula="of:=INT([.B16])" office:value-type="float" office:value="6" calcext:value-type="float">
            <text:p>6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[.C16]*6+([.D16]*10)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formula="of:=INT([.B17])" office:value-type="float" office:value="0" calcext:value-type="float">
            <text:p>0</text:p>
          </table:table-cell>
          <table:table-cell table:formula="of:=[.B17]-[.C17]" office:value-type="float" office:value="0" calcext:value-type="float">
            <text:p>0</text:p>
          </table:table-cell>
          <table:table-cell table:formula="of:=[.C17]*6+([.D17]*1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default-cell-style-name="ce2"/>
        <table:table-row table:style-name="ro3" table:number-rows-repeated="2">
          <table:table-cell/>
          <table:table-cell table:style-name="Default" table:number-columns-repeated="16"/>
        </table:table-row>
        <table:table-row table:style-name="ro2">
          <table:table-cell/>
          <table:table-cell office:value-type="string" calcext:value-type="string">
            <text:p>DJ</text:p>
          </table:table-cell>
          <table:table-cell table:number-columns-repeated="2" table:style-name="ce2" office:value-type="string" calcext:value-type="string">
            <text:p>DJ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C</text:p>
          </table:table-cell>
          <table:table-cell table:number-columns-repeated="2" table:style-name="ce2" office:value-type="string" calcext:value-type="string">
            <text:p>D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K</text:p>
          </table:table-cell>
          <table:table-cell table:number-columns-repeated="2" table:style-name="ce2" office:value-type="string" calcext:value-type="string">
            <text:p>HK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MS</text:p>
          </table:table-cell>
          <table:table-cell table:number-columns-repeated="2" table:style-name="ce2" office:value-type="string" calcext:value-type="string">
            <text:p>MS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/>
          <table:table-cell office:value-type="string" calcext:value-type="string">
            <text:p>Overs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vers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vers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Overs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Wickets</text:p>
          </table:table-cell>
          <table:table-cell office:value-type="string" calcext:value-type="string">
            <text:p>Economy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.71" calcext:value-type="float">
            <text:p>3.71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/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.88" calcext:value-type="float">
            <text:p>4.8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.67" calcext:value-type="float">
            <text:p>5.6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.33" calcext:value-type="float">
            <text:p>8.33</text:p>
          </table:table-cell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icStats" style:display-name="PageStyle_cric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Archives" style:display-name="PageStyle_BatArchi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wlArchives" style:display-name="PageStyle_BowlArchiv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5-02T19:45:57</meta:creation-date>
    <dc:date>2020-05-02T23:03:03.571925628</dc:date>
    <meta:generator>LibreOffice/6.0.7.3$Linux_X86_64 LibreOffice_project/00m0$Build-3</meta:generator>
    <meta:editing-duration>PT2M23S</meta:editing-duration>
    <meta:editing-cycles>1</meta:editing-cycles>
    <meta:document-statistic meta:table-count="4" meta:cell-count="4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